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C00F733C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8.8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dterm presentation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Depth map fusion in the presence of vibrations</text:span></text:p>
            <text:p/>
            <text:p><text:span text:style-name="T2"/></text:p>
            <text:p><text:span text:style-name="T2">Alex Veuthey</text:span></text:p>
            <text:p/>
          </draw:text-box>
        </draw:frame>
        <draw:frame draw:style-name="gr1" draw:text-style-name="P2" draw:layer="layout" svg:width="4.744cm" svg:height="1.489cm" svg:x="0.8cm" svg:y="18.712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3">1. </text:span></text:p>
            <text:p><text:span text:style-name="T3">2. </text:span></text:p>
            <text:p/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0T16:04:16.68</meta:creation-date>
    <meta:editing-duration>PT10M27S</meta:editing-duration>
    <meta:editing-cycles>3</meta:editing-cycles>
    <meta:generator>OpenOffice/4.1.2$Win32 OpenOffice.org_project/412m3$Build-9782</meta:generator>
    <dc:date>2016-11-10T16:14:34.53</dc:date>
    <meta:document-statistic meta:object-count="31"/>
  </office:meta>
</office:document-meta>
</file>